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ExporterOperationsTests.testRegisterManagedResourceWithGenerated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BeanExporterOperationsTests.assertObjectNameMatchesTemplate( ObjectName objectNameTemplate , ObjectName register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ExporterOperationsTests.testRegisterManagedResourceWithGeneratedObjectNameWithoutUnique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BeanExporterOperationsTests.testRegisterExistingMBeanWithUserSupplied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BeanExporterOperationsTests.testRegisterManagedResourceWithUserSupplied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